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A00000143B4BABD93030D7AA7.png" manifest:media-type="image/png"/>
  <manifest:file-entry manifest:full-path="Pictures/100002010000017C00000143849EBA23D3B80668.png" manifest:media-type="image/png"/>
  <manifest:file-entry manifest:full-path="Pictures/100002010000018900000143796E215795EA00BE.png" manifest:media-type="image/png"/>
  <manifest:file-entry manifest:full-path="Pictures/100002010000019000000143627F7D64F1A7396C.png" manifest:media-type="image/png"/>
  <manifest:file-entry manifest:full-path="Pictures/100002010000017C000001433569273E759D2132.png" manifest:media-type="image/png"/>
  <manifest:file-entry manifest:full-path="Pictures/100002010000017C00000143AB938AE0A318AEA8.png" manifest:media-type="image/png"/>
  <manifest:file-entry manifest:full-path="Pictures/100002010000018A0000014386FE53DFCFA450BA.png" manifest:media-type="image/png"/>
  <manifest:file-entry manifest:full-path="Pictures/10000201000001850000014349C44944F401DC6D.png" manifest:media-type="image/png"/>
  <manifest:file-entry manifest:full-path="Pictures/100002010000017C00000143AC2DED0FB38DDBBE.png" manifest:media-type="image/png"/>
  <manifest:file-entry manifest:full-path="Pictures/100002010000018500000143B750708C427ABE52.png" manifest:media-type="image/png"/>
  <manifest:file-entry manifest:full-path="Pictures/100002010000017C000001438DAE7BCA29D1F8EC.png" manifest:media-type="image/png"/>
  <manifest:file-entry manifest:full-path="Pictures/100002010000017C000001433C21869DCC5F88D8.png" manifest:media-type="image/png"/>
  <manifest:file-entry manifest:full-path="Pictures/10000201000001850000014331A11BC15E520828.png" manifest:media-type="image/png"/>
  <manifest:file-entry manifest:full-path="Pictures/100002010000017C00000143FE7FB37842560364.png" manifest:media-type="image/png"/>
  <manifest:file-entry manifest:full-path="Pictures/100002010000017C000001438E3574201A3F2042.png" manifest:media-type="image/png"/>
  <manifest:file-entry manifest:full-path="Pictures/100002010000018500000143D06316E5FAA6A1F9.png" manifest:media-type="image/png"/>
  <manifest:file-entry manifest:full-path="Pictures/100002010000018A0000014313A51FBA7E051B7A.png" manifest:media-type="image/png"/>
  <manifest:file-entry manifest:full-path="Pictures/100002010000018A00000143A2F5CFD6A408A4F8.png" manifest:media-type="image/png"/>
  <manifest:file-entry manifest:full-path="Pictures/100002010000018200000143A2A09AD60DB9E230.png" manifest:media-type="image/png"/>
  <manifest:file-entry manifest:full-path="Pictures/100002010000018A000001431BEB7467D4311915.png" manifest:media-type="image/png"/>
  <manifest:file-entry manifest:full-path="Pictures/100002010000018A00000143944ECAE3E6288ADB.png" manifest:media-type="image/png"/>
  <manifest:file-entry manifest:full-path="Pictures/100002010000017C0000014377E61D91BA81CB09.png" manifest:media-type="image/png"/>
  <manifest:file-entry manifest:full-path="Pictures/100002010000018200000143BC1B4EEEE796ED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draw:stroke="none" svg:stroke-color="#000000" draw:fill="none" draw:fill-color="#ffffff" fo:min-height="1.43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1cm" svg:height="7.14cm" svg:x="18.2cm" svg:y="3.8cm">
          <draw:image xlink:href="Pictures/100002010000017C000001433C21869DCC5F88D8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8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8cm" svg:y="11.26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DAE7BCA29D1F8EC.png" xlink:type="simple" xlink:show="embed" xlink:actuate="onLoad">
            <text:p/>
          </draw:image>
        </draw:frame>
        <draw:frame draw:style-name="gr1" draw:text-style-name="P1" draw:layer="layout" svg:width="8.41cm" svg:height="7.14cm" svg:x="1.59cm" svg:y="11.2cm">
          <draw:image xlink:href="Pictures/100002010000017C000001438DAE7BCA29D1F8EC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cm">
          <draw:text-box>
            <text:p text:style-name="P2">CANSIPS v1 vs v2<text:line-break/>(New Initialization)</text:p>
          </draw:text-box>
        </draw:frame>
        <draw:frame draw:style-name="gr2" draw:text-style-name="P4" draw:layer="layout" svg:width="11.2cm" svg:height="1.673cm" svg:x="8cm" svg:y="1.2cm">
          <draw:text-box>
            <text:p text:style-name="P2">CANSIPS v1 Old vs New Initialization</text:p>
          </draw:text-box>
        </draw:frame>
        <draw:frame draw:style-name="gr1" draw:text-style-name="P1" draw:layer="layout" svg:width="8.41cm" svg:height="7.14cm" svg:x="18.19cm" svg:y="11.26cm">
          <draw:image xlink:href="Pictures/100002010000017C00000143AC2DED0FB38DDBBE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1" draw:text-style-name="P1" draw:layer="layout" svg:width="8.41cm" svg:height="6.89cm" svg:x="17.99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98cm" svg:x="9.7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4cm" svg:y="11.32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SIPS v1 vs v2 (detrended)<text:line-break/>(New Initialization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SIPS v1 Old vs New Initialization (detrended)</text:p>
          </draw:text-box>
        </draw:frame>
        <draw:frame draw:style-name="gr1" draw:text-style-name="P1" draw:layer="layout" svg:width="8.41cm" svg:height="6.88cm" svg:x="18.09cm" svg:y="3.4cm">
          <draw:image xlink:href="Pictures/100002010000018A0000014313A51FBA7E051B7A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1" draw:text-style-name="P1" draw:layer="layout" svg:width="8.41cm" svg:height="7.14cm" svg:x="18.4cm" svg:y="3.8cm">
          <draw:image xlink:href="Pictures/100002010000017C0000014377E61D91BA81CB09.png" xlink:type="simple" xlink:show="embed" xlink:actuate="onLoad">
            <text:p/>
          </draw:image>
        </draw:frame>
        <draw:frame draw:style-name="gr1" draw:text-style-name="P1" draw:layer="layout" svg:width="8.41cm" svg:height="7.14cm" svg:x="1.6cm" svg:y="3.76cm">
          <draw:image xlink:href="Pictures/100002010000017C00000143FE7FB37842560364.png" xlink:type="simple" xlink:show="embed" xlink:actuate="onLoad">
            <text:p/>
          </draw:image>
        </draw:frame>
        <draw:frame draw:style-name="gr1" draw:text-style-name="P1" draw:layer="layout" svg:width="8.41cm" svg:height="7.14cm" svg:x="9.9cm" svg:y="3.8cm">
          <draw:image xlink:href="Pictures/100002010000017C000001438E3574201A3F2042.png" xlink:type="simple" xlink:show="embed" xlink:actuate="onLoad">
            <text:p/>
          </draw:image>
        </draw:frame>
        <draw:frame draw:style-name="gr1" draw:text-style-name="P1" draw:layer="layout" svg:width="8.41cm" svg:height="6.98cm" svg:x="9.8cm" svg:y="11.32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1.5cm" svg:y="11.32cm">
          <draw:image xlink:href="Pictures/100002010000018200000143A2A09AD60DB9E230.png" xlink:type="simple" xlink:show="embed" xlink:actuate="onLoad">
            <text:p/>
          </draw:image>
        </draw:frame>
        <draw:frame draw:style-name="gr2" draw:text-style-name="P5" draw:layer="layout" svg:width="9.7cm" svg:height="1.673cm" svg:x="8.5cm" svg:y="1.127cm">
          <draw:text-box>
            <text:p text:style-name="P2"><text:span text:style-name="T1">Overall v1 (OLD) to v2 </text:span><text:span text:style-name="T1">(NEW)</text:span></text:p>
          </draw:text-box>
        </draw:frame>
        <draw:frame draw:style-name="gr2" draw:text-style-name="P5" draw:layer="layout" svg:width="9.7cm" svg:height="1.673cm" svg:x="8.5cm" svg:y="18.828cm">
          <draw:text-box>
            <text:p text:style-name="P2"><text:span text:style-name="T1">Overall v1 (OLD) to v2 </text:span><text:span text:style-name="T1">(NEW)</text:span></text:p>
            <text:p text:style-name="P2"><text:span text:style-name="T1">(detrended)</text:span></text:p>
          </draw:text-box>
        </draw:frame>
      </draw:page>
      <draw:page draw:name="page4" draw:style-name="dp1" draw:master-page-name="Default">
        <draw:frame draw:style-name="gr1" draw:text-style-name="P1" draw:layer="layout" svg:width="8.41cm" svg:height="7.01cm" svg:x="1.59cm" svg:y="11.3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7cm" svg:x="9.7cm" svg:y="11.3cm">
          <draw:image xlink:href="Pictures/100002010000018500000143B750708C427ABE52.png" xlink:type="simple" xlink:show="embed" xlink:actuate="onLoad">
            <text:p/>
          </draw:image>
        </draw:frame>
        <draw:frame draw:style-name="gr2" draw:text-style-name="P4" draw:layer="layout" svg:width="11.2cm" svg:height="1.673cm" svg:x="8.001cm" svg:y="1.202cm">
          <draw:text-box>
            <text:p text:style-name="P2">CANSIPS v1 Old vs New Initialization (linear detrend)</text:p>
          </draw:text-box>
        </draw:frame>
        <draw:frame draw:style-name="gr1" draw:text-style-name="P1" draw:layer="layout" svg:width="8.419cm" svg:height="7.044cm" svg:x="1.582cm" svg:y="3.401cm">
          <draw:image xlink:href="Pictures/100002010000018200000143BC1B4EEEE796ED0B.png" xlink:type="simple" xlink:show="embed" xlink:actuate="onLoad">
            <text:p/>
          </draw:image>
        </draw:frame>
        <draw:frame draw:style-name="gr1" draw:text-style-name="P1" draw:layer="layout" svg:width="8.41cm" svg:height="6.95cm" svg:x="9.66cm" svg:y="3.401cm">
          <draw:image xlink:href="Pictures/10000201000001850000014331A11BC15E520828.png" xlink:type="simple" xlink:show="embed" xlink:actuate="onLoad">
            <text:p/>
          </draw:image>
        </draw:frame>
        <draw:frame draw:style-name="gr1" draw:text-style-name="P1" draw:layer="layout" svg:width="8.41cm" svg:height="6.89cm" svg:x="17.901cm" svg:y="3.431cm">
          <draw:image xlink:href="Pictures/100002010000018A000001431BEB7467D4311915.png" xlink:type="simple" xlink:show="embed" xlink:actuate="onLoad">
            <text:p/>
          </draw:image>
        </draw:frame>
        <draw:frame draw:style-name="gr2" draw:text-style-name="P4" draw:layer="layout" svg:width="11.2cm" svg:height="1.673cm" svg:x="8.001cm" svg:y="18.903cm">
          <draw:text-box>
            <text:p text:style-name="P2">CANSIPS v1 Old vs New Initialization (polynomial detrend)</text:p>
          </draw:text-box>
        </draw:frame>
        <draw:frame draw:style-name="gr1" draw:text-style-name="P1" draw:layer="layout" svg:width="8.5cm" svg:height="6.691cm" svg:x="17.9cm" svg:y="11.3cm">
          <draw:image xlink:href="Pictures/100002010000018A00000143944ECAE3E6288ADB.pn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1" draw:text-style-name="P1" draw:layer="layout" svg:width="8.41cm" svg:height="6.89cm" svg:x="9.8cm" svg:y="11.3cm">
          <draw:image xlink:href="Pictures/100002010000018A0000014386FE53DFCFA450BA.png" xlink:type="simple" xlink:show="embed" xlink:actuate="onLoad">
            <text:p/>
          </draw:image>
        </draw:frame>
        <draw:frame draw:style-name="gr1" draw:text-style-name="P1" draw:layer="layout" svg:width="8.41cm" svg:height="6.88cm" svg:x="1.39cm" svg:y="11.31cm">
          <draw:image xlink:href="Pictures/100002010000018A0000014313A51FBA7E051B7A.png" xlink:type="simple" xlink:show="embed" xlink:actuate="onLoad">
            <text:p/>
          </draw:image>
        </draw:frame>
        <draw:frame draw:style-name="gr1" draw:text-style-name="P1" draw:layer="layout" svg:width="8.41cm" svg:height="6.98cm" svg:x="18.19cm" svg:y="3.4cm">
          <draw:image xlink:href="Pictures/10000201000001850000014349C44944F401DC6D.png" xlink:type="simple" xlink:show="embed" xlink:actuate="onLoad">
            <text:p/>
          </draw:image>
        </draw:frame>
        <draw:frame draw:style-name="gr1" draw:text-style-name="P1" draw:layer="layout" svg:width="8.41cm" svg:height="6.98cm" svg:x="9.89cm" svg:y="3.4cm">
          <draw:image xlink:href="Pictures/100002010000018500000143D06316E5FAA6A1F9.png" xlink:type="simple" xlink:show="embed" xlink:actuate="onLoad">
            <text:p/>
          </draw:image>
        </draw:frame>
        <draw:frame draw:style-name="gr1" draw:text-style-name="P1" draw:layer="layout" svg:width="8.41cm" svg:height="6.98cm" svg:x="1.59cm" svg:y="3.42cm">
          <draw:image xlink:href="Pictures/100002010000018200000143A2A09AD60DB9E230.png" xlink:type="simple" xlink:show="embed" xlink:actuate="onLoad">
            <text:p/>
          </draw:image>
        </draw:frame>
        <draw:frame draw:style-name="gr3" draw:text-style-name="P4" draw:layer="layout" svg:width="5cm" svg:height="0.962cm" svg:x="3.1cm" svg:y="2.3cm">
          <draw:text-box>
            <text:p text:style-name="P2">ACC_V1</text:p>
          </draw:text-box>
        </draw:frame>
        <draw:frame draw:style-name="gr3" draw:text-style-name="P4" draw:layer="layout" svg:width="5cm" svg:height="0.962cm" svg:x="11.6cm" svg:y="2.3cm">
          <draw:text-box>
            <text:p text:style-name="P2">ACC_V1B</text:p>
          </draw:text-box>
        </draw:frame>
        <draw:frame draw:style-name="gr3" draw:text-style-name="P4" draw:layer="layout" svg:width="5cm" svg:height="0.962cm" svg:x="19.7cm" svg:y="2.3cm">
          <draw:text-box>
            <text:p text:style-name="P2">ACC_V2</text:p>
          </draw:text-box>
        </draw:frame>
        <draw:frame draw:style-name="gr1" draw:text-style-name="P1" draw:layer="layout" svg:width="8.79cm" svg:height="7.19cm" svg:x="18.1cm" svg:y="11.31cm">
          <draw:image xlink:href="Pictures/100002010000018A00000143A2F5CFD6A408A4F8.png" xlink:type="simple" xlink:show="embed" xlink:actuate="onLoad">
            <text:p/>
          </draw:image>
        </draw:frame>
        <draw:frame draw:style-name="gr4" draw:text-style-name="P4" draw:layer="layout" svg:width="6.8cm" svg:height="1.68cm" svg:x="19cm" svg:y="18.6cm">
          <draw:text-box>
            <text:p text:style-name="P2">[ACC_V2-ACC_V1]</text:p>
          </draw:text-box>
        </draw:frame>
        <draw:frame draw:style-name="gr4" draw:text-style-name="P4" draw:layer="layout" svg:width="6.8cm" svg:height="1.68cm" svg:x="10.4cm" svg:y="18.6cm">
          <draw:text-box>
            <text:p text:style-name="P2">[ACC_V2-ACC_V1B]</text:p>
          </draw:text-box>
        </draw:frame>
        <draw:frame draw:style-name="gr4" draw:text-style-name="P4" draw:layer="layout" svg:width="6.8cm" svg:height="1.68cm" svg:x="2cm" svg:y="18.6cm">
          <draw:text-box>
            <text:p text:style-name="P2">[ACC_V1B-ACC_V1]</text:p>
          </draw:text-box>
        </draw:frame>
      </draw:page>
      <draw:page draw:name="page6" draw:style-name="dp1" draw:master-page-name="Default">
        <draw:frame draw:style-name="gr5" draw:text-style-name="P2" draw:layer="layout" svg:width="8.41cm" svg:height="7.14cm" svg:x="18.1cm" svg:y="3.26cm">
          <draw:image xlink:href="Pictures/100002010000017C00000143AB938AE0A318AEA8.png" xlink:type="simple" xlink:show="embed" xlink:actuate="onLoad">
            <text:p/>
          </draw:image>
        </draw:frame>
        <draw:frame draw:style-name="gr5" draw:text-style-name="P2" draw:layer="layout" svg:width="8.41cm" svg:height="7.14cm" svg:x="9.7cm" svg:y="3.3cm">
          <draw:image xlink:href="Pictures/100002010000017C000001433569273E759D2132.png" xlink:type="simple" xlink:show="embed" xlink:actuate="onLoad">
            <text:p/>
          </draw:image>
        </draw:frame>
        <draw:frame draw:style-name="gr5" draw:text-style-name="P2" draw:layer="layout" svg:width="8.41cm" svg:height="6.78cm" svg:x="1.29cm" svg:y="11.32cm">
          <draw:image xlink:href="Pictures/100002010000019000000143627F7D64F1A7396C.png" xlink:type="simple" xlink:show="embed" xlink:actuate="onLoad">
            <text:p/>
          </draw:image>
        </draw:frame>
        <draw:frame draw:style-name="gr5" draw:text-style-name="P2" draw:layer="layout" svg:width="8.41cm" svg:height="6.9cm" svg:x="9.7cm" svg:y="11.3cm">
          <draw:image xlink:href="Pictures/100002010000018900000143796E215795EA00BE.png" xlink:type="simple" xlink:show="embed" xlink:actuate="onLoad">
            <text:p/>
          </draw:image>
        </draw:frame>
        <draw:frame draw:style-name="gr2" draw:text-style-name="P3" draw:layer="layout" svg:width="10cm" svg:height="1.673cm" svg:x="8.6cm" svg:y="18.501cm">
          <draw:text-box>
            <text:p text:style-name="P2">CanCM4i vs GEM-NEMO <text:s/>(detrended)</text:p>
          </draw:text-box>
        </draw:frame>
        <draw:frame draw:style-name="gr2" draw:text-style-name="P4" draw:layer="layout" svg:width="11.2cm" svg:height="1.673cm" svg:x="8cm" svg:y="1.201cm">
          <draw:text-box>
            <text:p text:style-name="P2">CanCM4i vs GEM-NEMO </text:p>
          </draw:text-box>
        </draw:frame>
        <draw:frame draw:style-name="gr5" draw:text-style-name="P2" draw:layer="layout" svg:width="8.41cm" svg:height="7.14cm" svg:x="1.4cm" svg:y="3.26cm">
          <draw:image xlink:href="Pictures/100002010000017C00000143849EBA23D3B80668.png" xlink:type="simple" xlink:show="embed" xlink:actuate="onLoad">
            <text:p/>
          </draw:image>
        </draw:frame>
        <draw:frame draw:style-name="gr5" draw:text-style-name="P2" draw:layer="layout" svg:width="8.41cm" svg:height="6.87cm" svg:x="18.1cm" svg:y="11.3cm">
          <draw:image xlink:href="Pictures/100002010000018A00000143B4BABD93030D7AA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8T16:05:40.419486440</meta:creation-date>
    <dc:date>2020-05-06T09:51:45.838095968</dc:date>
    <meta:editing-duration>P1DT30M17S</meta:editing-duration>
    <meta:editing-cycles>13</meta:editing-cycles>
    <meta:generator>LibreOffice/6.0.7.3$Linux_X86_64 LibreOffice_project/00m0$Build-3</meta:generator>
    <meta:document-statistic meta:object-count="52"/>
  </office:meta>
</office:document-meta>
</file>